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4.811cm" table:align="left"/>
    </style:style>
    <style:style style:name="Tabla1.A" style:family="table-column">
      <style:table-column-properties style:column-width="4.925cm"/>
    </style:style>
    <style:style style:name="Tabla1.B" style:family="table-column">
      <style:table-column-properties style:column-width="2.401cm"/>
    </style:style>
    <style:style style:name="Tabla1.C" style:family="table-column">
      <style:table-column-properties style:column-width="1.864cm"/>
    </style:style>
    <style:style style:name="Tabla1.D" style:family="table-column">
      <style:table-column-properties style:column-width="2.965cm"/>
    </style:style>
    <style:style style:name="Tabla1.E" style:family="table-column">
      <style:table-column-properties style:column-width="2.656cm"/>
    </style:style>
    <style:style style:name="Tabla1.A1" style:family="table-cell">
      <style:table-cell-properties style:vertical-align="middle" fo:padding="0.049cm" fo:border="none"/>
    </style:style>
    <style:style style:name="Tabla2" style:family="table">
      <style:table-properties style:width="9.509cm" table:align="left"/>
    </style:style>
    <style:style style:name="Tabla2.A" style:family="table-column">
      <style:table-column-properties style:column-width="4.925cm"/>
    </style:style>
    <style:style style:name="Tabla2.B" style:family="table-column">
      <style:table-column-properties style:column-width="1.171cm"/>
    </style:style>
    <style:style style:name="Tabla2.C" style:family="table-column">
      <style:table-column-properties style:column-width="1.76cm"/>
    </style:style>
    <style:style style:name="Tabla2.D" style:family="table-column">
      <style:table-column-properties style:column-width="1.653cm"/>
    </style:style>
    <style:style style:name="Tabla2.A1" style:family="table-cell">
      <style:table-cell-properties style:vertical-align="middle" fo:padding="0.049cm" fo:border="none"/>
    </style:style>
    <style:style style:name="P1" style:family="paragraph" style:parent-style-name="Standard">
      <style:text-properties officeooo:rsid="000fda5a" officeooo:paragraph-rsid="000fda5a"/>
    </style:style>
    <style:style style:name="P2" style:family="paragraph" style:parent-style-name="Standard">
      <style:text-properties style:font-name="Courier New" fo:font-size="10pt" officeooo:rsid="000fda5a" officeooo:paragraph-rsid="000fda5a" style:font-size-asian="10pt" style:font-size-complex="10pt"/>
    </style:style>
    <style:style style:name="P3" style:family="paragraph" style:parent-style-name="Standard">
      <style:text-properties officeooo:rsid="001195ad" officeooo:paragraph-rsid="001195ad"/>
    </style:style>
    <style:style style:name="P4" style:family="paragraph" style:parent-style-name="Standard">
      <style:text-properties officeooo:rsid="001195ad" officeooo:paragraph-rsid="0014483e"/>
    </style:style>
    <style:style style:name="P5" style:family="paragraph" style:parent-style-name="Standard">
      <style:text-properties officeooo:rsid="0014483e" officeooo:paragraph-rsid="0014483e"/>
    </style:style>
    <style:style style:name="P6" style:family="paragraph" style:parent-style-name="Standard">
      <style:text-properties officeooo:rsid="0014483e" officeooo:paragraph-rsid="0014ab9f"/>
    </style:style>
    <style:style style:name="P7" style:family="paragraph" style:parent-style-name="Standard">
      <style:text-properties officeooo:rsid="0014ab9f" officeooo:paragraph-rsid="0014ab9f"/>
    </style:style>
    <style:style style:name="P8" style:family="paragraph" style:parent-style-name="Standard">
      <style:text-properties officeooo:rsid="00167377" officeooo:paragraph-rsid="00167377"/>
    </style:style>
    <style:style style:name="P9" style:family="paragraph" style:parent-style-name="Standard">
      <style:text-properties officeooo:rsid="0017ac5e" officeooo:paragraph-rsid="0017ac5e"/>
    </style:style>
    <style:style style:name="P10" style:family="paragraph" style:parent-style-name="Standard">
      <style:text-properties officeooo:rsid="001947a4" officeooo:paragraph-rsid="001947a4"/>
    </style:style>
    <style:style style:name="P11" style:family="paragraph" style:parent-style-name="Standard">
      <style:text-properties officeooo:rsid="001aa330" officeooo:paragraph-rsid="001aa330"/>
    </style:style>
    <style:style style:name="P12" style:family="paragraph" style:parent-style-name="Standard">
      <style:text-properties officeooo:rsid="001b99bb" officeooo:paragraph-rsid="001b99bb"/>
    </style:style>
    <style:style style:name="P13" style:family="paragraph" style:parent-style-name="Standard">
      <style:text-properties officeooo:rsid="001d3854" officeooo:paragraph-rsid="001d3854"/>
    </style:style>
    <style:style style:name="P14" style:family="paragraph" style:parent-style-name="Standard">
      <style:text-properties officeooo:rsid="0020557a" officeooo:paragraph-rsid="0020557a"/>
    </style:style>
    <style:style style:name="P15" style:family="paragraph" style:parent-style-name="Standard">
      <style:text-properties officeooo:rsid="00212fd2" officeooo:paragraph-rsid="00212fd2"/>
    </style:style>
    <style:style style:name="P16" style:family="paragraph" style:parent-style-name="Standard">
      <style:text-properties officeooo:rsid="0022823a" officeooo:paragraph-rsid="0022823a"/>
    </style:style>
    <style:style style:name="P17" style:family="paragraph" style:parent-style-name="Standard">
      <style:text-properties officeooo:rsid="00237aec" officeooo:paragraph-rsid="00237aec"/>
    </style:style>
    <style:style style:name="P18" style:family="paragraph" style:parent-style-name="Standard">
      <style:text-properties officeooo:rsid="00256d14" officeooo:paragraph-rsid="00256d14"/>
    </style:style>
    <style:style style:name="P19" style:family="paragraph" style:parent-style-name="Standard">
      <style:text-properties officeooo:rsid="00291f60" officeooo:paragraph-rsid="00291f60"/>
    </style:style>
    <style:style style:name="P20" style:family="paragraph" style:parent-style-name="Standard">
      <style:text-properties officeooo:rsid="002b0276" officeooo:paragraph-rsid="002b0276"/>
    </style:style>
    <style:style style:name="P21" style:family="paragraph" style:parent-style-name="Standard">
      <style:text-properties officeooo:rsid="002b3f49" officeooo:paragraph-rsid="002b3f49"/>
    </style:style>
    <style:style style:name="P22" style:family="paragraph" style:parent-style-name="Standard">
      <style:text-properties officeooo:rsid="002baabc" officeooo:paragraph-rsid="002baabc"/>
    </style:style>
    <style:style style:name="P23" style:family="paragraph" style:parent-style-name="Standard">
      <style:text-properties officeooo:rsid="002c8c50" officeooo:paragraph-rsid="002c8c50"/>
    </style:style>
    <style:style style:name="P24" style:family="paragraph" style:parent-style-name="Standard">
      <style:text-properties officeooo:rsid="002def27" officeooo:paragraph-rsid="002def27"/>
    </style:style>
    <style:style style:name="P25" style:family="paragraph" style:parent-style-name="Standard">
      <style:text-properties officeooo:rsid="002e4f4a" officeooo:paragraph-rsid="002e4f4a"/>
    </style:style>
    <style:style style:name="P26" style:family="paragraph" style:parent-style-name="Standard">
      <style:text-properties officeooo:rsid="0030b8af" officeooo:paragraph-rsid="0030b8af"/>
    </style:style>
    <style:style style:name="P27" style:family="paragraph" style:parent-style-name="Standard">
      <style:text-properties officeooo:rsid="00356de2" officeooo:paragraph-rsid="00356de2"/>
    </style:style>
    <style:style style:name="P28" style:family="paragraph" style:parent-style-name="Standard">
      <style:text-properties officeooo:rsid="003832d1" officeooo:paragraph-rsid="003832d1"/>
    </style:style>
    <style:style style:name="P29" style:family="paragraph" style:parent-style-name="Standard">
      <style:text-properties officeooo:rsid="0038fecf" officeooo:paragraph-rsid="0038fecf"/>
    </style:style>
    <style:style style:name="P30" style:family="paragraph" style:parent-style-name="Standard">
      <style:text-properties officeooo:rsid="003aa5c2" officeooo:paragraph-rsid="003aa5c2"/>
    </style:style>
    <style:style style:name="P31" style:family="paragraph" style:parent-style-name="Standard">
      <style:text-properties officeooo:rsid="003c9162" officeooo:paragraph-rsid="003c9162"/>
    </style:style>
    <style:style style:name="P32" style:family="paragraph" style:parent-style-name="Standard">
      <style:text-properties officeooo:rsid="003da1ba" officeooo:paragraph-rsid="003da1ba"/>
    </style:style>
    <style:style style:name="P33" style:family="paragraph" style:parent-style-name="Standard">
      <style:text-properties officeooo:rsid="003ddf53" officeooo:paragraph-rsid="003ddf53"/>
    </style:style>
    <style:style style:name="P34" style:family="paragraph" style:parent-style-name="Standard">
      <style:text-properties officeooo:rsid="0041bde1" officeooo:paragraph-rsid="0041bde1"/>
    </style:style>
    <style:style style:name="P35" style:family="paragraph" style:parent-style-name="Standard">
      <style:text-properties officeooo:rsid="0043b15f" officeooo:paragraph-rsid="0043b15f"/>
    </style:style>
    <style:style style:name="P36" style:family="paragraph" style:parent-style-name="Standard">
      <style:text-properties officeooo:rsid="0043b15f" officeooo:paragraph-rsid="0045b034"/>
    </style:style>
    <style:style style:name="P37" style:family="paragraph" style:parent-style-name="Standard">
      <style:text-properties officeooo:rsid="0043b15f" officeooo:paragraph-rsid="00475e6d"/>
    </style:style>
    <style:style style:name="P38" style:family="paragraph" style:parent-style-name="Standard">
      <style:text-properties officeooo:rsid="0045ae00" officeooo:paragraph-rsid="0045ae00"/>
    </style:style>
    <style:style style:name="P39" style:family="paragraph" style:parent-style-name="Standard">
      <style:text-properties officeooo:rsid="0045ae00" officeooo:paragraph-rsid="0046e798"/>
    </style:style>
    <style:style style:name="P40" style:family="paragraph" style:parent-style-name="Standard">
      <style:text-properties officeooo:rsid="00475e6d" officeooo:paragraph-rsid="00475e6d"/>
    </style:style>
    <style:style style:name="P41" style:family="paragraph" style:parent-style-name="Standard">
      <style:text-properties officeooo:rsid="00476900" officeooo:paragraph-rsid="00476900"/>
    </style:style>
    <style:style style:name="P42" style:family="paragraph" style:parent-style-name="Standard">
      <style:text-properties officeooo:rsid="004911a6" officeooo:paragraph-rsid="004a923c"/>
    </style:style>
    <style:style style:name="P43" style:family="paragraph" style:parent-style-name="Standard">
      <style:text-properties officeooo:rsid="004a923c" officeooo:paragraph-rsid="004a923c"/>
    </style:style>
    <style:style style:name="P44" style:family="paragraph" style:parent-style-name="Standard">
      <style:text-properties officeooo:rsid="004b9794" officeooo:paragraph-rsid="004b9794"/>
    </style:style>
    <style:style style:name="P45" style:family="paragraph" style:parent-style-name="Standard">
      <style:text-properties officeooo:rsid="004c4ec2" officeooo:paragraph-rsid="004c4ec2"/>
    </style:style>
    <style:style style:name="P46" style:family="paragraph" style:parent-style-name="Standard">
      <style:text-properties officeooo:rsid="004dbc65" officeooo:paragraph-rsid="004dbc65"/>
    </style:style>
    <style:style style:name="P47" style:family="paragraph" style:parent-style-name="Standard">
      <style:text-properties officeooo:rsid="004dbc65" officeooo:paragraph-rsid="004f1d15"/>
    </style:style>
    <style:style style:name="P48" style:family="paragraph" style:parent-style-name="Standard">
      <style:text-properties officeooo:rsid="00506881" officeooo:paragraph-rsid="00506881"/>
    </style:style>
    <style:style style:name="P49" style:family="paragraph" style:parent-style-name="Standard">
      <style:text-properties officeooo:rsid="0051ed2b" officeooo:paragraph-rsid="0051ed2b"/>
    </style:style>
    <style:style style:name="P50" style:family="paragraph" style:parent-style-name="Standard">
      <style:text-properties officeooo:rsid="00531ce3" officeooo:paragraph-rsid="00531ce3"/>
    </style:style>
    <style:style style:name="P51" style:family="paragraph" style:parent-style-name="Standard">
      <style:text-properties officeooo:rsid="0054a27d" officeooo:paragraph-rsid="0054a27d"/>
    </style:style>
    <style:style style:name="P52" style:family="paragraph" style:parent-style-name="Standard">
      <style:text-properties officeooo:rsid="0055dbba" officeooo:paragraph-rsid="0055dbba"/>
    </style:style>
    <style:style style:name="P53" style:family="paragraph" style:parent-style-name="Standard">
      <style:text-properties officeooo:rsid="0058b84b" officeooo:paragraph-rsid="0058b84b"/>
    </style:style>
    <style:style style:name="P54" style:family="paragraph" style:parent-style-name="Standard">
      <style:text-properties officeooo:rsid="005a061b" officeooo:paragraph-rsid="005a061b"/>
    </style:style>
    <style:style style:name="P55" style:family="paragraph" style:parent-style-name="Standard">
      <style:text-properties officeooo:rsid="005a061b" officeooo:paragraph-rsid="005b5eda"/>
    </style:style>
    <style:style style:name="P56" style:family="paragraph" style:parent-style-name="Standard">
      <style:text-properties officeooo:rsid="005bd694" officeooo:paragraph-rsid="005bd694"/>
    </style:style>
    <style:style style:name="P57" style:family="paragraph" style:parent-style-name="Table_20_Contents">
      <style:text-properties fo:font-size="2pt" style:font-size-asian="2pt" style:font-size-complex="2pt"/>
    </style:style>
    <style:style style:name="P58" style:family="paragraph" style:parent-style-name="Standard" style:list-style-name="L1">
      <style:text-properties officeooo:rsid="000fda5a" officeooo:paragraph-rsid="000fda5a"/>
    </style:style>
    <style:style style:name="P59" style:family="paragraph" style:parent-style-name="Standard" style:list-style-name="L2">
      <style:text-properties officeooo:rsid="00178cbe" officeooo:paragraph-rsid="00178cbe"/>
    </style:style>
    <style:style style:name="P60" style:family="paragraph" style:parent-style-name="Standard" style:list-style-name="L3">
      <style:text-properties officeooo:rsid="0017ac5e" officeooo:paragraph-rsid="0017ac5e"/>
    </style:style>
    <style:style style:name="P61" style:family="paragraph" style:parent-style-name="Standard" style:list-style-name="L4">
      <style:text-properties officeooo:rsid="001b99bb" officeooo:paragraph-rsid="001b99bb"/>
    </style:style>
    <style:style style:name="P62" style:family="paragraph" style:parent-style-name="Standard" style:list-style-name="L5">
      <style:text-properties officeooo:rsid="00212fd2" officeooo:paragraph-rsid="00212fd2"/>
    </style:style>
    <style:style style:name="P63" style:family="paragraph" style:parent-style-name="Standard" style:list-style-name="L6">
      <style:text-properties officeooo:rsid="00212fd2" officeooo:paragraph-rsid="00212fd2"/>
    </style:style>
    <style:style style:name="P64" style:family="paragraph" style:parent-style-name="Standard" style:list-style-name="L14">
      <style:text-properties officeooo:rsid="00212fd2" officeooo:paragraph-rsid="00212fd2"/>
    </style:style>
    <style:style style:name="P65" style:family="paragraph" style:parent-style-name="Standard" style:list-style-name="L7">
      <style:text-properties officeooo:rsid="00256d14" officeooo:paragraph-rsid="00256d14"/>
    </style:style>
    <style:style style:name="P66" style:family="paragraph" style:parent-style-name="Standard">
      <style:text-properties officeooo:rsid="00256d14" officeooo:paragraph-rsid="00256d14"/>
    </style:style>
    <style:style style:name="P67" style:family="paragraph" style:parent-style-name="Standard" style:list-style-name="L8">
      <style:text-properties officeooo:rsid="0030b8af" officeooo:paragraph-rsid="0030b8af"/>
    </style:style>
    <style:style style:name="P68" style:family="paragraph" style:parent-style-name="Standard" style:list-style-name="L9">
      <style:text-properties officeooo:rsid="0041bde1" officeooo:paragraph-rsid="0041bde1"/>
    </style:style>
    <style:style style:name="P69" style:family="paragraph" style:parent-style-name="Standard">
      <style:text-properties officeooo:rsid="0041bde1" officeooo:paragraph-rsid="0041bde1"/>
    </style:style>
    <style:style style:name="P70" style:family="paragraph" style:parent-style-name="Standard">
      <style:text-properties officeooo:rsid="0045b034" officeooo:paragraph-rsid="0045b034"/>
    </style:style>
    <style:style style:name="P71" style:family="paragraph" style:parent-style-name="Standard" style:list-style-name="L10">
      <style:text-properties officeooo:rsid="00476900" officeooo:paragraph-rsid="00476900"/>
    </style:style>
    <style:style style:name="P72" style:family="paragraph" style:parent-style-name="Standard" style:list-style-name="L11">
      <style:text-properties officeooo:rsid="004b9794" officeooo:paragraph-rsid="004b9794"/>
    </style:style>
    <style:style style:name="P73" style:family="paragraph" style:parent-style-name="Standard">
      <style:text-properties officeooo:rsid="004b9794" officeooo:paragraph-rsid="004b9794"/>
    </style:style>
    <style:style style:name="P74" style:family="paragraph" style:parent-style-name="Standard" style:list-style-name="L12">
      <style:text-properties officeooo:rsid="00531ce3" officeooo:paragraph-rsid="00531ce3"/>
    </style:style>
    <style:style style:name="P75" style:family="paragraph" style:parent-style-name="Standard">
      <style:text-properties officeooo:rsid="005b5eda" officeooo:paragraph-rsid="005b5eda"/>
    </style:style>
    <style:style style:name="P76" style:family="paragraph" style:parent-style-name="Standard" style:list-style-name="L13">
      <style:text-properties officeooo:rsid="005bd694" officeooo:paragraph-rsid="005bd694"/>
    </style:style>
    <style:style style:name="P77" style:family="paragraph" style:parent-style-name="Standard">
      <style:text-properties officeooo:rsid="0027233f" officeooo:paragraph-rsid="0027233f"/>
    </style:style>
    <style:style style:name="P78" style:family="paragraph" style:parent-style-name="Standard">
      <style:text-properties officeooo:rsid="00291f60" officeooo:paragraph-rsid="00291f60"/>
    </style:style>
    <style:style style:name="P79" style:family="paragraph" style:parent-style-name="Standard">
      <style:text-properties officeooo:rsid="002c8c50" officeooo:paragraph-rsid="002c8c50"/>
    </style:style>
    <style:style style:name="P80" style:family="paragraph" style:parent-style-name="Standard">
      <style:text-properties officeooo:rsid="00634ee7" officeooo:paragraph-rsid="00634ee7"/>
    </style:style>
    <style:style style:name="P81" style:family="paragraph" style:parent-style-name="Standard">
      <style:text-properties style:font-name="Courier 10 Pitch" fo:font-size="10.5pt" officeooo:rsid="0043b15f" officeooo:paragraph-rsid="0043b15f" style:font-size-asian="10.5pt" style:font-size-complex="10.5pt"/>
    </style:style>
    <style:style style:name="P82" style:family="paragraph" style:parent-style-name="Standard">
      <style:text-properties style:font-name="Courier 10 Pitch" fo:font-size="10.5pt" officeooo:rsid="0041bde1" officeooo:paragraph-rsid="0041bde1" style:font-size-asian="10.5pt" style:font-size-complex="10.5pt"/>
    </style:style>
    <style:style style:name="P83" style:family="paragraph" style:parent-style-name="Standard">
      <style:text-properties style:font-name="Courier 10 Pitch" fo:font-size="10.5pt" officeooo:rsid="003ddf53" officeooo:paragraph-rsid="003ddf53" style:font-size-asian="10.5pt" style:font-size-complex="10.5pt"/>
    </style:style>
    <style:style style:name="P84" style:family="paragraph" style:parent-style-name="Standard">
      <style:text-properties style:font-name="Courier 10 Pitch" fo:font-size="10.5pt" officeooo:rsid="0017ac5e" officeooo:paragraph-rsid="0017ac5e" style:font-size-asian="10.5pt" style:font-size-complex="10.5pt"/>
    </style:style>
    <style:style style:name="P85" style:family="paragraph" style:parent-style-name="Standard">
      <style:text-properties style:font-name="Courier 10 Pitch" fo:font-size="10.5pt" officeooo:rsid="0022823a" officeooo:paragraph-rsid="0022823a" style:font-size-asian="10.5pt" style:font-size-complex="10.5pt"/>
    </style:style>
    <style:style style:name="P86" style:family="paragraph" style:parent-style-name="Standard">
      <style:text-properties style:font-name="Courier 10 Pitch" fo:font-size="10.5pt" officeooo:rsid="002c8c50" officeooo:paragraph-rsid="002c8c50" style:font-size-asian="10.5pt" style:font-size-complex="10.5pt"/>
    </style:style>
    <style:style style:name="P87" style:family="paragraph" style:parent-style-name="Standard">
      <style:text-properties style:font-name="Courier 10 Pitch" fo:font-size="10.5pt" officeooo:rsid="002def27" officeooo:paragraph-rsid="002def27" style:font-size-asian="10.5pt" style:font-size-complex="10.5pt"/>
    </style:style>
    <style:style style:name="P88" style:family="paragraph" style:parent-style-name="Standard">
      <style:text-properties style:font-name="Courier 10 Pitch" fo:font-size="10.5pt" officeooo:rsid="002e4f4a" officeooo:paragraph-rsid="002e4f4a" style:font-size-asian="10.5pt" style:font-size-complex="10.5pt"/>
    </style:style>
    <style:style style:name="P89" style:family="paragraph" style:parent-style-name="Standard">
      <style:text-properties style:font-name="Courier 10 Pitch" fo:font-size="10.5pt" officeooo:rsid="00476900" officeooo:paragraph-rsid="00476900" style:font-size-asian="10.5pt" style:font-size-complex="10.5pt"/>
    </style:style>
    <style:style style:name="P90" style:family="paragraph" style:parent-style-name="Standard">
      <style:text-properties style:font-name="Courier 10 Pitch" fo:font-size="10.5pt" officeooo:rsid="00476900" officeooo:paragraph-rsid="006621d9" style:font-size-asian="10.5pt" style:font-size-complex="10.5pt"/>
    </style:style>
    <style:style style:name="P91" style:family="paragraph" style:parent-style-name="Standard">
      <style:text-properties style:font-name="Courier 10 Pitch" fo:font-size="10.5pt" officeooo:rsid="004a923c" officeooo:paragraph-rsid="004a923c" style:font-size-asian="10.5pt" style:font-size-complex="10.5pt"/>
    </style:style>
    <style:style style:name="P92" style:family="paragraph" style:parent-style-name="Standard">
      <style:text-properties style:font-name="Courier 10 Pitch" fo:font-size="10.5pt" officeooo:rsid="004b9794" officeooo:paragraph-rsid="004b9794" style:font-size-asian="10.5pt" style:font-size-complex="10.5pt"/>
    </style:style>
    <style:style style:name="P93" style:family="paragraph" style:parent-style-name="Standard">
      <style:text-properties style:font-name="Courier 10 Pitch" fo:font-size="10.5pt" officeooo:rsid="004dbc65" officeooo:paragraph-rsid="004dbc65" style:font-size-asian="10.5pt" style:font-size-complex="10.5pt"/>
    </style:style>
    <style:style style:name="P94" style:family="paragraph" style:parent-style-name="Standard">
      <style:text-properties style:font-name="Courier 10 Pitch" fo:font-size="10.5pt" officeooo:rsid="0054a27d" officeooo:paragraph-rsid="0054a27d" style:font-size-asian="10.5pt" style:font-size-complex="10.5pt"/>
    </style:style>
    <style:style style:name="P95" style:family="paragraph" style:parent-style-name="Standard">
      <style:text-properties style:font-name="Courier 10 Pitch" fo:font-size="10.5pt" officeooo:rsid="0058b84b" officeooo:paragraph-rsid="0058b84b" style:font-size-asian="10.5pt" style:font-size-complex="10.5pt"/>
    </style:style>
    <style:style style:name="P96" style:family="paragraph" style:parent-style-name="Standard">
      <style:text-properties officeooo:rsid="002def27" officeooo:paragraph-rsid="002def27"/>
    </style:style>
    <style:style style:name="P97" style:family="paragraph" style:parent-style-name="Standard">
      <style:text-properties officeooo:rsid="0043b15f" officeooo:paragraph-rsid="0043b15f"/>
    </style:style>
    <style:style style:name="P98" style:family="paragraph" style:parent-style-name="Standard">
      <style:text-properties officeooo:rsid="0058b84b" officeooo:paragraph-rsid="0058b84b"/>
    </style:style>
    <style:style style:name="P99" style:family="paragraph" style:parent-style-name="Standard">
      <style:text-properties officeooo:rsid="003da1ba" officeooo:paragraph-rsid="003da1ba"/>
    </style:style>
    <style:style style:name="T1" style:family="text">
      <style:text-properties fo:font-weight="bold" style:font-weight-asian="bold" style:font-weight-complex="bold"/>
    </style:style>
    <style:style style:name="T2" style:family="text">
      <style:text-properties officeooo:rsid="0014483e"/>
    </style:style>
    <style:style style:name="T3" style:family="text">
      <style:text-properties officeooo:rsid="0014ab9f"/>
    </style:style>
    <style:style style:name="T4" style:family="text">
      <style:text-properties officeooo:rsid="001fa46c"/>
    </style:style>
    <style:style style:name="T5" style:family="text">
      <style:text-properties officeooo:rsid="002fabc9"/>
    </style:style>
    <style:style style:name="T6" style:family="text">
      <style:text-properties officeooo:rsid="003b7ee5"/>
    </style:style>
    <style:style style:name="T7" style:family="text">
      <style:text-properties officeooo:rsid="0043b15f"/>
    </style:style>
    <style:style style:name="T8" style:family="text">
      <style:text-properties officeooo:rsid="0045ae00"/>
    </style:style>
    <style:style style:name="T9" style:family="text">
      <style:text-properties officeooo:rsid="0045b034"/>
    </style:style>
    <style:style style:name="T10" style:family="text">
      <style:text-properties officeooo:rsid="0046e798"/>
    </style:style>
    <style:style style:name="T11" style:family="text">
      <style:text-properties officeooo:rsid="00475e6d"/>
    </style:style>
    <style:style style:name="T12" style:family="text">
      <style:text-properties officeooo:rsid="004a923c"/>
    </style:style>
    <style:style style:name="T13" style:family="text">
      <style:text-properties officeooo:rsid="004f1d15"/>
    </style:style>
    <style:style style:name="T14" style:family="text">
      <style:text-properties officeooo:rsid="00634ee7"/>
    </style:style>
    <style:style style:name="T15" style:family="text">
      <style:text-properties style:font-name="Courier 10 Pitch"/>
    </style:style>
    <style:style style:name="T16" style:family="text">
      <style:text-properties style:font-name="Courier 10 Pitch" fo:font-size="10.5pt" style:font-size-asian="10.5pt" style:font-size-complex="10.5pt"/>
    </style:style>
    <style:style style:name="T17" style:family="text">
      <style:text-properties style:font-name="Courier 10 Pitch" fo:font-size="10.5pt" officeooo:rsid="00646146" style:font-size-asian="10.5pt" style:font-size-complex="10.5pt"/>
    </style:style>
    <style:style style:name="T18"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as tema 5</text:h>
      <text:h text:style-name="Heading_20_3" text:outline-level="3">Clases</text:h>
      <text:p text:style-name="P1">En general, la declaración de una clase puede incluir los siguientes elementos y en el siguiente orden: </text:p>
      <text:p text:style-name="P1"/>
      <text:p text:style-name="P1">1. Modificadores tales como public, abstract o final. </text:p>
      <text:p text:style-name="P1">2. El nombre de la clase (con la primera letra de cada palabra en mayúsculas, por convenio). </text:p>
      <text:p text:style-name="P1">3. El nombre de su clase padre (superclase), si es que se especifica, precedido por la palabra reservada extends (“extiende” o “hereda de”). </text:p>
      <text:p text:style-name="P1">4. Una lista separada por comas de interfaces que son implementadas por la clase, precedida por </text:p>
      <text:p text:style-name="P1">la palabra reservada implements (“implementa”). </text:p>
      <text:p text:style-name="P1">5. El cuerpo de la clase, encerrado entre llaves {}.</text:p>
      <text:p text:style-name="P1"/>
      <text:p text:style-name="P1">La sintaxis completa de una cabecera (los cuatro primeros puntos) queda de la forma: </text:p>
      <text:p text:style-name="P2">[modificadores] class &lt;NombreClase&gt; [extends &lt;NombreSuperClase&gt;][implements &lt;NombreInterface1&gt;] [[implements&lt;NombreInterface2&gt;] ...] {</text:p>
      <text:p text:style-name="P1"/>
      <text:p text:style-name="P1">Modificadores: [public] [final | abstract]</text:p>
      <text:p text:style-name="P1"/>
      <text:list xml:id="list5790895660256571283" text:style-name="L1">
        <text:list-item>
          <text:p text:style-name="P58">Modificador <text:span text:style-name="T1">public</text:span>. Indica que la clase es visible (se pueden crear objetos de esa clase) desde cualquier otra clase. Es decir, desde cualquier otra parte del programa. Si no se especifica este modificador, la clase sólo podrá ser utilizada desde clases que estén en el mismo paquete. El concepto de paquete lo veremos más adelante. Sólo puede haber una clase public (clase principal) en un archivo .java. El resto de clases que se definan en ese archivo no serán públicas. </text:p>
        </text:list-item>
        <text:list-item>
          <text:p text:style-name="P58">Modificador <text:span text:style-name="T1">abstract</text:span>. Indica que la clase es abstracta. Una clase abstracta no es instanciable. Es decir, no es posible crear objetos de esa clase (habrá que utilizar clases que hereden de ella). En este momento es posible que te parezca que no tenga sentido que esto pueda suceder (si no puedes crear objetos de esa clase, ¿para qué la quieres?), pero puede resultar útil a la hora de crear una jerarquía de clases. Esto lo verás también más adelante al estudiar el concepto de herencia. </text:p>
        </text:list-item>
        <text:list-item>
          <text:p text:style-name="P58">Modificador <text:span text:style-name="T1">final</text:span>. Indica que no podrás crear clases que hereden de ella. También volverás a este modificador cuando estudies el concepto de herencia. Los modificadores final y abstract son excluyentes (sólo se puede utilizar uno de ellos). </text:p>
        </text:list-item>
      </text:list>
      <text:p text:style-name="P1"/>
      <text:p text:style-name="P3">Cuerpo de una clase consta de <text:span text:style-name="T2">los siguientes miembros</text:span>:</text:p>
      <text:p text:style-name="P3"/>
      <text:p text:style-name="P3">Atributos, que especifican los datos que podrá contener un objeto de la clase. </text:p>
      <text:p text:style-name="P3">Métodos, que implementan las acciones que se podrán realizar con un objeto de la clase. </text:p>
      <text:p text:style-name="P3"/>
      <text:p text:style-name="P4"><text:span text:style-name="T2">U</text:span>na clase no puede estar vacía, debe tener al menos uno de los dos.</text:p>
      <text:p text:style-name="P3"/>
      <text:p text:style-name="P5">Para poder definir miembros estáticos en Java se utiliza el modificador static. Los miembros (tanto </text:p>
      <text:p text:style-name="P5">atributos como métodos) declarados utilizando este modificador son conocidos como miembros estáticos o miembros declase. Ej. contadores, definición del nombre de la clase en un atributo...</text:p>
      <text:p text:style-name="P5"/>
      <text:h text:style-name="Heading_20_3" text:outline-level="3"><text:soft-page-break/>Atributos</text:h>
      <text:p text:style-name="P5">Los atributos a veces también son conocidos con el nombre de variables miembro o variables de objeto. </text:p>
      <text:p text:style-name="P5"/>
      <text:p text:style-name="P5">Los atributos pueden ser de cualquier tipo de los que pueda ser cualquier otra variable en un programa en Java:desde tipos elementales como int, boolean o float hasta tipos referenciados como arrays, Strings u objetos. </text:p>
      <text:p text:style-name="P5"/>
      <text:p text:style-name="P5">Además del tipo y del nombre, la declaración de un atributo puede contener también algunos </text:p>
      <text:p text:style-name="P6">modificadores (como por ejemplo public, private, protected o static). <text:span text:style-name="T3">Lo normal es declarar todos </text:span></text:p>
      <text:p text:style-name="P7">los atributos(o al menos la mayoría) como privados (private) (encapsulación).</text:p>
      <text:p text:style-name="P7"/>
      <text:p text:style-name="P8">Declaración igual que las variables: [modificadores] &lt;tipo&gt;&lt;nombreAtributo&gt;;</text:p>
      <text:p text:style-name="P8"/>
      <text:list xml:id="list2485881427669302583" text:style-name="L2">
        <text:list-item>
          <text:p text:style-name="P59">Modificadores de acceso. Indican la forma de acceso al atributo desde otra clase. Son modificadores excluyentes entre sí. Sólo se puede poner uno. </text:p>
        </text:list-item>
        <text:list-item>
          <text:p text:style-name="P59">Modificadores de contenido. No son excluyentes. Pueden aparecer varios a la vez. </text:p>
        </text:list-item>
        <text:list-item>
          <text:p text:style-name="P59">Otros modificadores: <text:span text:style-name="T1">transient</text:span> y <text:span text:style-name="T1">volatile</text:span>. El primero se utiliza para indicar que un atributo es transitorio (no persistente) y el segundo es para indicar al compilador que no debe realizar optimizaciones sobre esa variable. Es más que probable que no necesites utilizarlos en este módulo.</text:p>
        </text:list-item>
      </text:list>
      <text:p text:style-name="P8"/>
      <text:p text:style-name="P84">[private | protected | public] [static] [final] [transient] [volatile] &lt;tipo&gt; &lt;nombreAtributo&gt;;</text:p>
      <text:p text:style-name="P8"/>
      <text:p text:style-name="P9">Modificadores de acceso:</text:p>
      <text:p text:style-name="P9"/>
      <text:list xml:id="list96631630340630618" text:style-name="L3">
        <text:list-item>
          <text:p text:style-name="P60">Modificador de acceso por omisión (o de paquete). Si no se indica ningún modificador de acceso en la declaración del atributo, se utilizará este tipo de acceso. Se permitirá el acceso a este atributo desde todas las clases que estén dentro del mismo paquete (package) que esta clase (la que contiene el atributo que se está declarando). No es necesario escribir ninguna palabra reservada. Si no se pone nadase supone se desea indicar este modo de acceso. </text:p>
        </text:list-item>
        <text:list-item>
          <text:p text:style-name="P60">Modificador de acceso public. Indica que cualquier clase (por muy ajena o lejana que sea) tiene acceso a ese atributo. No es muy habitual declarar atributos públicos (public). Modificador de acceso private. Indica que sólo se puede acceder al atributo desde dentro de la propia clase. El atributo estará “oculto” para cualquier otra zona de código fuera de la clase en la que está declarado el atributo. Es lo opuesto a lo que permite public. </text:p>
        </text:list-item>
        <text:list-item>
          <text:p text:style-name="P60">Modificador de acceso protected. En este caso se permitirá acceder al atributo desde cualquier subclase (herencia) de la clase en la que se encuentre declarado el atributo, y también desde las clases del mismo paquete. </text:p>
        </text:list-item>
      </text:list>
      <text:p text:style-name="P9"/>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Table_20_Heading"/>
            </table:table-cell>
            <table:table-cell table:style-name="Tabla1.A1" office:value-type="string">
              <text:p text:style-name="Table_20_Heading">Misma clase</text:p>
            </table:table-cell>
            <table:table-cell table:style-name="Tabla1.A1" office:value-type="string">
              <text:p text:style-name="Table_20_Heading">Subclase </text:p>
            </table:table-cell>
            <table:table-cell table:style-name="Tabla1.A1" office:value-type="string">
              <text:p text:style-name="Table_20_Heading">Mismo paquete</text:p>
            </table:table-cell>
            <table:table-cell table:style-name="Tabla1.A1" office:value-type="string">
              <text:p text:style-name="Table_20_Heading">Otro paquete<text:bookmark text:name="paquete"/></text:p>
            </table:table-cell>
          </table:table-row>
        </table:table-header-rows>
        <table:table-row>
          <table:table-cell table:style-name="Tabla1.A1" office:value-type="string">
            <text:p text:style-name="Table_20_Heading">Sin modificador (paquete)</text:p>
          </table:table-cell>
          <table:table-cell table:style-name="Tabla1.A1" office:value-type="string">
            <text:p text:style-name="Table_20_Contents">Sí</text:p>
          </table:table-cell>
          <table:table-cell table:style-name="Tabla1.A1" office:value-type="string">
            <text:p text:style-name="Table_20_Contents"> </text:p>
          </table:table-cell>
          <table:table-cell table:style-name="Tabla1.A1" office:value-type="string">
            <text:p text:style-name="Table_20_Contents">Sí</text:p>
          </table:table-cell>
          <table:table-cell table:style-name="Tabla1.A1" office:value-type="string">
            <text:p text:style-name="Table_20_Contents"> <text:bookmark text:name="public"/></text:p>
          </table:table-cell>
        </table:table-row>
        <table:table-row>
          <table:table-cell table:style-name="Tabla1.A1" office:value-type="string">
            <text:p text:style-name="Table_20_Heading"><text:span text:style-name="Source_20_Text">public</text:span></text:p>
          </table:table-cell>
          <table:table-cell table:style-name="Tabla1.A1" office:value-type="string">
            <text:p text:style-name="Table_20_Contents">Sí</text:p>
          </table:table-cell>
          <table:table-cell table:style-name="Tabla1.A1" office:value-type="string">
            <text:p text:style-name="Table_20_Contents">Sí</text:p>
          </table:table-cell>
          <table:table-cell table:style-name="Tabla1.A1" office:value-type="string">
            <text:p text:style-name="Table_20_Contents">Sí</text:p>
          </table:table-cell>
          <table:table-cell table:style-name="Tabla1.A1" office:value-type="string">
            <text:p text:style-name="Table_20_Contents">Sí<text:bookmark text:name="private"/></text:p>
          </table:table-cell>
        </table:table-row>
        <table:table-row>
          <table:table-cell table:style-name="Tabla1.A1" office:value-type="string">
            <text:p text:style-name="Table_20_Heading"><text:span text:style-name="Source_20_Text">private</text:span></text:p>
          </table:table-cell>
          <table:table-cell table:style-name="Tabla1.A1" office:value-type="string">
            <text:p text:style-name="Table_20_Contents">Sí</text:p>
          </table:table-cell>
          <table:table-cell table:style-name="Tabla1.A1" office:value-type="string">
            <text:p text:style-name="Table_20_Contents"> </text:p>
          </table:table-cell>
          <table:table-cell table:style-name="Tabla1.A1" office:value-type="string">
            <text:p text:style-name="Table_20_Contents"> </text:p>
          </table:table-cell>
          <table:table-cell table:style-name="Tabla1.A1" office:value-type="string">
            <text:p text:style-name="Table_20_Contents"> <text:bookmark text:name="protected"/></text:p>
          </table:table-cell>
        </table:table-row>
        <table:table-row>
          <table:table-cell table:style-name="Tabla1.A1" office:value-type="string">
            <text:p text:style-name="Table_20_Heading"><text:span text:style-name="Source_20_Text">protected</text:span></text:p>
          </table:table-cell>
          <table:table-cell table:style-name="Tabla1.A1" office:value-type="string">
            <text:p text:style-name="Table_20_Contents">Sí</text:p>
          </table:table-cell>
          <table:table-cell table:style-name="Tabla1.A1" office:value-type="string">
            <text:p text:style-name="Table_20_Contents">Sí</text:p>
          </table:table-cell>
          <table:table-cell table:style-name="Tabla1.A1" office:value-type="string">
            <text:p text:style-name="Table_20_Contents">Sí</text:p>
          </table:table-cell>
          <table:table-cell table:style-name="Tabla1.A1" office:value-type="string">
            <text:p text:style-name="P57"/>
          </table:table-cell>
        </table:table-row>
      </table:table>
      <text:p text:style-name="P9"/>
      <text:p text:style-name="P10">Los modificadores de acceso son excluyentes. Sólo se puede utilizar uno de ellos en la declaración de un atributo. </text:p>
      <text:p text:style-name="P10"/>
      <text:p text:style-name="P11"><text:soft-page-break/>Modificadores de contenido <text:span text:style-name="T4">(No son excluyentes):</text:span></text:p>
      <text:p text:style-name="P12"/>
      <text:list xml:id="list6720931693334139298" text:style-name="L4">
        <text:list-item>
          <text:p text:style-name="P61">Modificador <text:span text:style-name="T1">static</text:span>. Hace que el atributo sea común para todos los objetos de una misma clase. Es decir, todas las clases compartirán ese mismo atributo con el mismo valor. Es un caso de miembro estático o miembro de clase: un atributo estático o atributo de clase o variable de clase. </text:p>
        </text:list-item>
        <text:list-item>
          <text:p text:style-name="P61">Modificador <text:span text:style-name="T1">final</text:span>. Indica que el atributo es una constante. Su valor no podrá ser modificado a lo largo de la vida del objeto. Por convenio, el nombre de los atributos constantes (final) se escribe con todas las letras en mayúsculas. </text:p>
        </text:list-item>
      </text:list>
      <text:p text:style-name="P12"/>
      <text:p text:style-name="P13">Atributos estáticos: Aunque no exista ningún objeto de esa clase, el atributo sí existirá y podrá contener un valor (pues se trata de un atributo de la clase más que del objeto).</text:p>
      <text:p text:style-name="P13"/>
      <text:h text:style-name="Heading_20_3" text:outline-level="3">Métodos</text:h>
      <text:p text:style-name="P14">Los métodos suelen declararse después de los atributos. Aunque atributos y métodos pueden </text:p>
      <text:p text:style-name="P14">aparecer mezclados por todo el interior del cuerpo de la clase es aconsejable no hacerlo para mejorar la claridad y la legibilidad del código.</text:p>
      <text:p text:style-name="P14"/>
      <text:p text:style-name="P15">Los métodos representan la interfaz de una clase. Son la forma que tienen otros objetos de </text:p>
      <text:p text:style-name="P15">comunicarse con un objeto determinado solicitándole cierta información o pidiéndole que lleve a cabo una determinada acción.</text:p>
      <text:p text:style-name="P15"/>
      <text:list xml:id="list3133385432199563413" text:style-name="L5">
        <text:list-item>
          <text:p text:style-name="P62">Cabecera del método, que contiene el nombre del método junto con el tipo devuelto, un conjunto de posibles modificadores y una lista de parámetros.</text:p>
        </text:list-item>
        <text:list-item>
          <text:p text:style-name="P62">Cuerpo del método, que contiene las sentencias que implementan el comportamiento del método (incluidas posibles sentencias de declaración de variables locales).</text:p>
        </text:list-item>
      </text:list>
      <text:p text:style-name="P15"/>
      <text:p text:style-name="P15">Los elementos mínimos que deben aparecer en la declaración de un método son : </text:p>
      <text:p text:style-name="P15"/>
      <text:list xml:id="list1117468031029633538" text:style-name="L6">
        <text:list-item>
          <text:p text:style-name="P63">El tipo devuelto por el método. </text:p>
        </text:list-item>
        <text:list-item>
          <text:p text:style-name="P63">El nombre del método. </text:p>
        </text:list-item>
        <text:list-item>
          <text:p text:style-name="P63">Los paréntesis. </text:p>
        </text:list-item>
        <text:list-item>
          <text:p text:style-name="P63">El cuerpo del método entre llaves: { }</text:p>
        </text:list-item>
      </text:list>
      <text:p text:style-name="P15"/>
      <text:p text:style-name="P15">La declaración de un método puede incluir los siguientes elementos: </text:p>
      <text:list xml:id="list5153421238005891384" text:style-name="L14">
        <text:list-item>
          <text:p text:style-name="P64">Modificadores (como por ejemplo public, private u otros). No es obligatorio incluir modificadores en la declaración.</text:p>
        </text:list-item>
        <text:list-item>
          <text:p text:style-name="P64">El tipo devuelto (o tipo de retorno), que consiste en el tipo de dato (primitivo o referencia) que el método devuelve tras ser ejecutado. Si eliges void como tipo devuelto, el método no devolverá ningún valor. </text:p>
        </text:list-item>
        <text:list-item>
          <text:p text:style-name="P64">El nombre del método, aplicándose para los nombres el mismo convenio que para los atributos. </text:p>
        </text:list-item>
        <text:list-item>
          <text:p text:style-name="P64">Una lista de parámetros separados por comas y entre paréntesis donde cada parámetro debe ir precedido por su tipo. Si el método no tiene parámetros la lista estará vacía y únicamente aparecerán los paréntesis. </text:p>
        </text:list-item>
        <text:list-item>
          <text:p text:style-name="P64">Una lista de excepciones que el método puede lanzar. Se utiliza la palabra reservada throws seguida de una lista de nombres de excepciones separadas por comas. No es obligatorio que un método incluya una lista de excepciones, aunque muchas veces será conveniente. En unidades anteriores ya has trabajado con el concepto de excepción y más adelante volverás a hacer uso de ellas. </text:p>
        </text:list-item>
        <text:list-item>
          <text:p text:style-name="P64">El cuerpo del método, encerrado entre llaves. El cuerpo contendrá el código del método (una <text:soft-page-break/>lista sentencias y estructuras de control en lenguaje Java) así como la posible declaración de variables locales. </text:p>
        </text:list-item>
      </text:list>
      <text:p text:style-name="P15"/>
      <text:p text:style-name="P85">[private | protected | public] [static] [abstract] [final] [native] [synchronized] &lt;tipo&gt; &lt;nombreMétodo&gt; ( [&lt;lista_parametros&gt;] ) </text:p>
      <text:p text:style-name="P85">[throws &lt;lista_excepciones&gt;]</text:p>
      <text:p text:style-name="P16"/>
      <text:p text:style-name="P17">nombre: utilizar un verbo en minúscula o bien un nombre formado por varias palabras que comience por un verbo en minúscula, seguido por adjetivos,nombres, etc. los cuales sí aparecerán en mayúsculas.</text:p>
      <text:p text:style-name="P18"/>
      <text:p text:style-name="P18">Modificadores de un método:</text:p>
      <text:p text:style-name="P18"/>
      <text:list xml:id="list1254973119629451491" text:style-name="L7">
        <text:list-item>
          <text:p text:style-name="P65">Modificadores de acceso. Son los mismos que en el caso de los atributos (por omisión o de paquete, public, private y protected) y tienen el mismo cometido (acceso al método sólo por parte de clases del mismo paquete, o por cualquier parte del programa, o sólo para la propia clase, o también para las subclases).</text:p>
        </text:list-item>
        <text:list-item>
          <text:p text:style-name="P65">Modificadores de contenido. Son los mismos que en el caso de los atributos (static y final), aunque su significado no es el mismo. </text:p>
        </text:list-item>
        <text:list-item>
          <text:p text:style-name="P65">Otros modificadores (no son aplicables a los atributos, sólo a los métodos): abstract, native, synchronized. </text:p>
        </text:list-item>
      </text:list>
      <text:p text:style-name="P18"/>
      <text:p text:style-name="P77">Un método static es un método cuya implementación es igual para todos los objetos de la clase y sólo tendrá acceso a los atributos estáticos de la clase (dado que se trata de un método de clase y no de objeto, sólo podrá acceder a la información de clase y no la de un objeto en particular). Este tipo de métodos pueden ser llamados sin necesidad de tener un objeto de la clase instanciado. </text:p>
      <text:p text:style-name="P77"/>
      <text:p text:style-name="P19">En Java un ejemplo típico de métodos estáticos se encuentra en la clase Math, cuyos métodos son todos estáticos (Math.abs, Math.sin, Math.cos, etc.). </text:p>
      <text:p text:style-name="P19"/>
      <text:p text:style-name="P19">La llamada a métodos estáticos se hace normalmente usando el nombre de la propia clase y </text:p>
      <text:p text:style-name="P19">no el de una instancia (objeto). Los objetos también admiten la invocación de los métodos estáticos de su clase y funcionaría correctamente. </text:p>
      <text:p text:style-name="P19"/>
      <text:p text:style-name="P20">Un método final es un método que no permite ser sobrescrito por las clases descendientes de la clase a la que pertenece el método. </text:p>
      <text:p text:style-name="P20"/>
      <text:p text:style-name="P21">El modificador native es utilizado para señalar que un método ha sido implementado en código nativo (en un lenguaje que ha sido compilado a lenguaje máquina, como por ejemplo C o C++). En estos casos simplemente se indica la cabecera del método, pues no tiene cuerpo escrito en Java. </text:p>
      <text:p text:style-name="P21"/>
      <text:p text:style-name="P22">Un método abstract (método abstracto) es un método que no tiene implementación (el cuerpo está </text:p>
      <text:p text:style-name="P22">vacío). La implementación será realizada en las clases descendientes. Un método sólo puede ser declarado como abstract si se encuentra dentro de una clase abstract. </text:p>
      <text:p text:style-name="P22"/>
      <text:p text:style-name="P23">Si un método ha sido declarado como synchronized, el entorno de ejecución obligará a </text:p>
      <text:p text:style-name="P23">que cuando un proceso esté ejecutando ese método, el resto de procesos que tengan que llamar a </text:p>
      <text:p text:style-name="P23">ese mismo método deberán esperar a que el otro proceso termine. Puede resultar útil si sabes que un determinado método va a poder ser llamado concurrentemente por varios procesos a la vez. </text:p>
      <text:p text:style-name="P23"/>
      <text:p text:style-name="P23"/>
      <table:table table:name="Tabla2" table:style-name="Tabla2">
        <table:table-column table:style-name="Tabla2.A"/>
        <table:table-column table:style-name="Tabla2.B"/>
        <table:table-column table:style-name="Tabla2.C"/>
        <table:table-column table:style-name="Tabla2.D"/>
        <table:table-header-rows>
          <text:soft-page-break/>
          <table:table-row>
            <table:table-cell table:style-name="Tabla2.A1" office:value-type="string">
              <text:p text:style-name="Table_20_Heading"/>
            </table:table-cell>
            <table:table-cell table:style-name="Tabla2.A1" office:value-type="string">
              <text:p text:style-name="Table_20_Heading">Clase</text:p>
            </table:table-cell>
            <table:table-cell table:style-name="Tabla2.A1" office:value-type="string">
              <text:p text:style-name="Table_20_Heading">Atributo</text:p>
            </table:table-cell>
            <table:table-cell table:style-name="Tabla2.A1" office:value-type="string">
              <text:p text:style-name="Table_20_Heading">Método<text:bookmark text:name="modificador"/></text:p>
            </table:table-cell>
          </table:table-row>
        </table:table-header-rows>
        <table:table-row>
          <table:table-cell table:style-name="Tabla2.A1" office:value-type="string">
            <text:p text:style-name="Table_20_Heading">Sin modificador (paquete)</text:p>
          </table:table-cell>
          <table:table-cell table:style-name="Tabla2.A1" office:value-type="string">
            <text:p text:style-name="Table_20_Contents">Sí</text:p>
          </table:table-cell>
          <table:table-cell table:style-name="Tabla2.A1" office:value-type="string">
            <text:p text:style-name="Table_20_Contents">Sí</text:p>
          </table:table-cell>
          <table:table-cell table:style-name="Tabla2.A1" office:value-type="string">
            <text:p text:style-name="Table_20_Contents">Sí<text:bookmark text:name="publico"/></text:p>
          </table:table-cell>
        </table:table-row>
        <table:table-row>
          <table:table-cell table:style-name="Tabla2.A1" office:value-type="string">
            <text:p text:style-name="Table_20_Heading"><text:span text:style-name="Source_20_Text">public</text:span></text:p>
          </table:table-cell>
          <table:table-cell table:style-name="Tabla2.A1" office:value-type="string">
            <text:p text:style-name="Table_20_Contents">Sí</text:p>
          </table:table-cell>
          <table:table-cell table:style-name="Tabla2.A1" office:value-type="string">
            <text:p text:style-name="Table_20_Contents">Sí</text:p>
          </table:table-cell>
          <table:table-cell table:style-name="Tabla2.A1" office:value-type="string">
            <text:p text:style-name="Table_20_Contents">Sí<text:bookmark text:name="privado"/></text:p>
          </table:table-cell>
        </table:table-row>
        <table:table-row>
          <table:table-cell table:style-name="Tabla2.A1" office:value-type="string">
            <text:p text:style-name="Table_20_Heading"><text:span text:style-name="Source_20_Text">private</text:span></text:p>
          </table:table-cell>
          <table:table-cell table:style-name="Tabla2.A1" office:value-type="string">
            <text:p text:style-name="P57"/>
          </table:table-cell>
          <table:table-cell table:style-name="Tabla2.A1" office:value-type="string">
            <text:p text:style-name="Table_20_Contents">Sí</text:p>
          </table:table-cell>
          <table:table-cell table:style-name="Tabla2.A1" office:value-type="string">
            <text:p text:style-name="Table_20_Contents">Sí<text:bookmark text:name="protegido"/></text:p>
          </table:table-cell>
        </table:table-row>
        <table:table-row>
          <table:table-cell table:style-name="Tabla2.A1" office:value-type="string">
            <text:p text:style-name="Table_20_Heading"><text:span text:style-name="Source_20_Text">protected</text:span></text:p>
          </table:table-cell>
          <table:table-cell table:style-name="Tabla2.A1" office:value-type="string">
            <text:p text:style-name="Table_20_Contents">Sí</text:p>
          </table:table-cell>
          <table:table-cell table:style-name="Tabla2.A1" office:value-type="string">
            <text:p text:style-name="Table_20_Contents">Sí</text:p>
          </table:table-cell>
          <table:table-cell table:style-name="Tabla2.A1" office:value-type="string">
            <text:p text:style-name="Table_20_Contents">Sí<text:bookmark text:name="estatico"/></text:p>
          </table:table-cell>
        </table:table-row>
        <table:table-row>
          <table:table-cell table:style-name="Tabla2.A1" office:value-type="string">
            <text:p text:style-name="Table_20_Heading"><text:span text:style-name="Source_20_Text">static</text:span></text:p>
          </table:table-cell>
          <table:table-cell table:style-name="Tabla2.A1" office:value-type="string">
            <text:p text:style-name="P57"/>
          </table:table-cell>
          <table:table-cell table:style-name="Tabla2.A1" office:value-type="string">
            <text:p text:style-name="Table_20_Contents">Sí</text:p>
          </table:table-cell>
          <table:table-cell table:style-name="Tabla2.A1" office:value-type="string">
            <text:p text:style-name="Table_20_Contents">Sí<text:bookmark text:name="fin"/></text:p>
          </table:table-cell>
        </table:table-row>
        <table:table-row>
          <table:table-cell table:style-name="Tabla2.A1" office:value-type="string">
            <text:p text:style-name="Table_20_Heading"><text:span text:style-name="Source_20_Text">final</text:span></text:p>
          </table:table-cell>
          <table:table-cell table:style-name="Tabla2.A1" office:value-type="string">
            <text:p text:style-name="Table_20_Contents">Sí</text:p>
          </table:table-cell>
          <table:table-cell table:style-name="Tabla2.A1" office:value-type="string">
            <text:p text:style-name="Table_20_Contents">Sí</text:p>
          </table:table-cell>
          <table:table-cell table:style-name="Tabla2.A1" office:value-type="string">
            <text:p text:style-name="Table_20_Contents">Sí<text:bookmark text:name="synchronized"/></text:p>
          </table:table-cell>
        </table:table-row>
        <table:table-row>
          <table:table-cell table:style-name="Tabla2.A1" office:value-type="string">
            <text:p text:style-name="Table_20_Heading"><text:span text:style-name="Source_20_Text">synchronized</text:span></text:p>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Table_20_Contents">Sí<text:bookmark text:name="native"/></text:p>
          </table:table-cell>
        </table:table-row>
        <table:table-row>
          <table:table-cell table:style-name="Tabla2.A1" office:value-type="string">
            <text:p text:style-name="Table_20_Heading"><text:span text:style-name="Source_20_Text">native</text:span></text:p>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Table_20_Contents">Sí<text:bookmark text:name="abstracto"/></text:p>
          </table:table-cell>
        </table:table-row>
        <table:table-row>
          <table:table-cell table:style-name="Tabla2.A1" office:value-type="string">
            <text:p text:style-name="Table_20_Heading"><text:span text:style-name="Source_20_Text">abstract</text:span></text:p>
          </table:table-cell>
          <table:table-cell table:style-name="Tabla2.A1" office:value-type="string">
            <text:p text:style-name="Table_20_Contents">Sí</text:p>
          </table:table-cell>
          <table:table-cell table:style-name="Tabla2.A1" office:value-type="string">
            <text:p text:style-name="P57"/>
          </table:table-cell>
          <table:table-cell table:style-name="Tabla2.A1" office:value-type="string">
            <text:p text:style-name="Table_20_Contents">Sí</text:p>
          </table:table-cell>
        </table:table-row>
      </table:table>
      <text:p text:style-name="P23"/>
      <text:p text:style-name="P23">Parámetros de un método:</text:p>
      <text:p text:style-name="P23"/>
      <text:p text:style-name="P86">&lt;tipo&gt; nombreMetodo (&lt;tipo_1&gt; &lt;nombreParametro_1&gt;, &lt;tipo_2&gt; &lt;nombreParametro_2&gt;, ..., &lt;tipo_n&gt; &lt;nombreParametro_n&gt;)</text:p>
      <text:p text:style-name="P23"/>
      <text:p text:style-name="P24">Si la lista de parámetros es<text:span text:style-name="T14">tá</text:span> vacía, tan solo aparecerán los paréntesis.</text:p>
      <text:p text:style-name="P24"/>
      <text:p text:style-name="P24">No está permitido que el nombre de una variable local del método coincida con el nombre de un </text:p>
      <text:p text:style-name="P24">parámetro.</text:p>
      <text:p text:style-name="P24"/>
      <text:p text:style-name="P24">No puede haber dos parámetros con el mismo nombre. Se produciría ambigüedad. </text:p>
      <text:p text:style-name="P24"/>
      <text:p text:style-name="P24">Si el nombre de algún parámetro coincide con el nombre de un atributo de la clase, éste será </text:p>
      <text:p text:style-name="P24">ocultado por el parámetro. Es decir, al indicar ese nombre en el código del método estarás haciendo referencia al parámetro y no al atributo. Para poder acceder al atributo tendrás que hacer uso del operador de autorreferencia <text:span text:style-name="T14">'</text:span><text:span text:style-name="T16">this</text:span><text:span text:style-name="T14">' (this.atributo)</text:span>.</text:p>
      <text:p text:style-name="P24"/>
      <text:p text:style-name="P24">En Java el paso de parámetros es siempre por valor, excepto en el caso de los tipos </text:p>
      <text:p text:style-name="P24">referenciados (por ejemplo los objetos) en cuyo caso se está pasando efectivamente una </text:p>
      <text:p text:style-name="P24">referencia. La referencia (el objeto en sí mismo) no podrá ser cambiada pero sí elementos de su </text:p>
      <text:p text:style-name="P24">interior (atributos) a través de sus métodos o por acceso directo si se trata de un miembro </text:p>
      <text:p text:style-name="P24">público.</text:p>
      <text:p text:style-name="P24"/>
      <text:p text:style-name="P24">Es posible utilizar una construcción especial llamada varargs (argumentos variables) que permite que un método pueda tener un número variable de parámetros. Para utilizar este mecanismo se colocan unos puntos suspensivos (tres puntos: “...”) después del tipo del cual se puede tener una lista variable de argumentos, un espacio en blanco y a continuación el nombre del parámetro que aglutinará la lista de argumentos variables. </text:p>
      <text:p text:style-name="P24"/>
      <text:p text:style-name="P87">&lt;tipo&gt;&lt;nombreMetodo&gt; (&lt;tipo&gt;... &lt;nombre&gt;) </text:p>
      <text:p text:style-name="P24"/>
      <text:p text:style-name="P24">Es posible además mezclar el uso de varargs con parámetros fijos. En tal caso, la lista de parámetros variables debe aparecer al final (y sólo puede aparecer una). </text:p>
      <text:p text:style-name="P24"/>
      <text:p text:style-name="P24">En realidad se trata una manera transparente de pasar un array con un número variable de </text:p>
      <text:p text:style-name="P24">elementos para no tener que hacerlo manualmente. Dentro del método habrá que ir recorriendo el </text:p>
      <text:p text:style-name="P24">array para ir obteniendo cada uno de los elementos de la lista de argumentos variables. </text:p>
      <text:p text:style-name="P24"/>
      <text:p text:style-name="P25">Ejemplos, <text:span text:style-name="T5">como se hace en </text:span>el método main: </text:p>
      <text:p text:style-name="P25"><text:soft-page-break/></text:p>
      <text:p text:style-name="P88">public class Ejemplo { </text:p>
      <text:p text:style-name="P88"><text:s/>public static void main(String[] args) { </text:p>
      <text:p text:style-name="P88"><text:s/>System.out.println("Los argumentos son:"); </text:p>
      <text:p text:style-name="P88"><text:s/>for (String arg : args) </text:p>
      <text:p text:style-name="P88"><text:s/>System.out.println(arg); </text:p>
      <text:p text:style-name="P88"><text:s/>} </text:p>
      <text:p text:style-name="P88">} </text:p>
      <text:p text:style-name="P25"/>
      <text:p text:style-name="P25">En un método cualquiera:</text:p>
      <text:p text:style-name="P25"/>
      <text:p text:style-name="P25"><text:s/><text:span text:style-name="T16">public static void imprimir(String... cadenas) { </text:span></text:p>
      <text:p text:style-name="P88"><text:s/>for (String cadena : cadenas) </text:p>
      <text:p text:style-name="P88"><text:s/>System.out.println(cadena); </text:p>
      <text:p text:style-name="P88"><text:s/>} </text:p>
      <text:p text:style-name="P25"/>
      <text:p text:style-name="P26">Interior de un método:</text:p>
      <text:p text:style-name="P26"/>
      <text:list xml:id="list7766466485437580276" text:style-name="L8">
        <text:list-item>
          <text:p text:style-name="P67">Sentencias de declaración de variables locales al método. </text:p>
        </text:list-item>
        <text:list-item>
          <text:p text:style-name="P67">Sentencias que implementan la lógica del método (estructuras de control como bucles o condiciones; utilización de métodos de otros objetos; cálculo de expresiones matemáticas, lógicas o de cadenas; creación de nuevos objetos, etc.). Es decir, todo lo que has visto en las unidades anteriores. </text:p>
        </text:list-item>
        <text:list-item>
          <text:p text:style-name="P67">Sentencia de devolución del valor de retorno (<text:span text:style-name="T16">return</text:span>). Aparecerá al final del método y es la que permite devolver la información que se le ha pedido al método. Es la última parte del proceso y la forma de comunicarse con la parte de código que llamó al método (paso de mensaje de vuelta). Esta sentencia de devolución siempre tiene que aparecer al final del método. Tan solo si el tipo devuelto por el método es void (vacío) no debe aparecer (pues no hay que devolver nada al código llamante). </text:p>
        </text:list-item>
      </text:list>
      <text:p text:style-name="P26"/>
      <text:h text:style-name="Heading_20_3" text:outline-level="3">Sobrecarga de métodos</text:h>
      <text:p text:style-name="P27">Es posible tener varias versiones de un mismo método (varios métodos con el mismo nombre), lo que llamamos sobrecarga de métodos.</text:p>
      <text:p text:style-name="P27"/>
      <text:p text:style-name="P28">Ésta permite declarar en una misma clase varias versiones del mismo método con el mismo nombre. La forma que tendrá el compilador de distinguir entre varios métodos que tengan el mismo nombre será mediante la lista de parámetros del método: si el método tiene una lista de parámetros diferente, será considerado como un método diferente (aunque tenga el mismo nombre) y el analizador léxico no producirá un error de compilación al encontrar dos nombres de método iguales en la misma clase. El tipo devuelto por el método no es considerado a la hora de identificar un método, así que un tipo devuelto diferente no es suficiente para distinguir un método de otro. </text:p>
      <text:p text:style-name="P28"/>
      <text:p text:style-name="P29">Es conveniente no abusar de sobrecarga de métodos y utilizarla con cierta moderación (cuando realmente puede beneficiar su uso), dado que podría hacer el código menos legible.</text:p>
      <text:p text:style-name="P29"/>
      <text:h text:style-name="Heading_20_3" text:outline-level="3">Sobrecarga de operadores</text:h>
      <text:p text:style-name="P29">Podemos sobrecargar operadores del lenguaje tales como +, -, *, ( ), &lt;, &gt;, etc. para darles otro significado dependiendo del tipo de objetos con los que vaya a operar.</text:p>
      <text:p text:style-name="P29"/>
      <text:p text:style-name="P29">Un típico ejemplo podría ser el de la sobrecarga de operadores aritméticos como la suma (+) o el producto (*) para operar con fracciones. Si se definen objetos de una clase Fracción (que contendrá <text:soft-page-break/>los atributos numerador y denominador) podrían sobrecargarse los operadores aritméticos (habría que redefinir el operador suma (+) para la suma, el operador asterisco (*) para el producto, etc.) para esta clase y así podrían utilizarse para sumar o multiplicar objetos de tipo Fracción mediante el algoritmo específico de suma o de producto del objeto Fracción (pues esos operadores no están preparados en el lenguaje para operar con esos objetos). </text:p>
      <text:p text:style-name="P29"/>
      <text:p text:style-name="P30"><text:span text:style-name="T1">El lenguaje Java no soporta la sobrecarga de operadores</text:span>. :<text:span text:style-name="T6">(</text:span></text:p>
      <text:p text:style-name="P29"/>
      <text:h text:style-name="Heading_20_3" text:outline-level="3">la referencia this</text:h>
      <text:p text:style-name="P31">La palabra reservada this consiste en una referencia al objeto actual.</text:p>
      <text:p text:style-name="P31"/>
      <text:h text:style-name="Heading_20_2" text:outline-level="2">Métodos estáticos</text:h>
      <text:p text:style-name="P31">Los métodos estáticos no pueden manipular atributos de instancias (objetos) sino atributos estáticos (de clase) y suelen ser utilizados para realizar operaciones comunes a todos los objetos de la clase, más que para una instancia concreta. </text:p>
      <text:p text:style-name="P29"/>
      <text:p text:style-name="P32">Ejemplos de uso:</text:p>
      <text:p text:style-name="P32"/>
      <text:p text:style-name="P32">Acceso a atributos específicos de clase: incremento o decremento de contadores internos de la clase (node instancias), acceso a un posible atributo de nombre de la clase, etc. </text:p>
      <text:p text:style-name="P32"/>
      <text:p text:style-name="P32">Operaciones genéricas relacionadas con la clase pero que no utilizan atributos de instancia. Por ejemplo una clase NIF (o DNI) que permite trabajar con el DNI y la letra del NIF y que proporciona funciones adicionales para calcular la letra NIF de un número de DNI que se le pase </text:p>
      <text:p text:style-name="P32">como parámetro. Ese método puede ser interesante para ser usado desde fuera de la clase de </text:p>
      <text:p text:style-name="P32">manera independiente a la existencia de objetos de tipo NIF.</text:p>
      <text:p text:style-name="P32"/>
      <text:p text:style-name="P33"><text:s/>En la biblioteca de Java es muy habitual encontrarse con clases que proporcionan métodos estáticos que pueden resultar muy útiles para cálculos auxiliares, conversiones de tipos, etc. Por ejemplo, la mayoría de las clases del paquete java.lang que representan tipos (Integer, String, Float, Double, Boolean, etc.) ofrecen métodos estáticos para hacer conversiones. Aquí tienes algunos ejemplos:</text:p>
      <text:p text:style-name="P33"/>
      <text:p text:style-name="P33"><text:s/>static String valueOf (int i). Devuelve la representación en formato String (cadena) de un valor int. Se trata de un método que no tiene que ver nada en absoluto con instancias de concretas de String, sino de un método auxiliar que puede servir como herramienta para ser usada desde otras clases. Se utilizaría directamente con el nombre de la clase. Por ejemplo:</text:p>
      <text:p text:style-name="P33"/>
      <text:p text:style-name="P83"><text:s/>String enteroCadena = String.valueOf (23);</text:p>
      <text:p text:style-name="P33"/>
      <text:p text:style-name="P33"><text:span text:style-name="T16"><text:s/>static String valueOf(float f)</text:span><text:span text:style-name="T17">;</text:span> Algo similar para un valor de tipo float. Ejemplo de uso:</text:p>
      <text:p text:style-name="P33"/>
      <text:p text:style-name="P83"><text:s/>String floatCadena = String.valueOf (24.341);</text:p>
      <text:p text:style-name="P33"/>
      <text:p text:style-name="P33"><text:span text:style-name="T16"><text:s/>static int parseInt (String s)</text:span>. En este caso se trata de un método estático de la clase Integer.Analiza la cadena pasada como parámetro y la transforma en un int. Ejemplo de uso:</text:p>
      <text:p text:style-name="P33"/>
      <text:p text:style-name="P83"><text:s/>int cadenaEntero = Integer.parseInt ("-12");</text:p>
      <text:p text:style-name="P33"/>
      <text:p text:style-name="P33">Todos los ejemplos anteriores son <text:span text:style-name="T1">casos en los que se utiliza directamente la clase</text:span> como una especie de caja de herramientas que contiene métodos que pueden ser utilizados desde cualquier <text:soft-page-break/>parte, por eso suelen ser métodos públicos. </text:p>
      <text:p text:style-name="P33"/>
      <text:h text:style-name="Heading_20_2" text:outline-level="2">Encapsulación</text:h>
      <text:p text:style-name="P34">una clase puede ocultar parte de su contenido o restringir el acceso a él para evitar </text:p>
      <text:p text:style-name="P34">que sea manipulado de manera inadecuada. Los modificadores de acceso en Java permiten </text:p>
      <text:p text:style-name="P34">especificar el ámbito de visibilidad de los miembros de una clase, proporcionando así un mecanismo de accesibilidad a varios niveles.</text:p>
      <text:p text:style-name="P34"/>
      <text:p text:style-name="P34">Ocultación de atributos. Métodos de acceso.</text:p>
      <text:p text:style-name="P34"/>
      <text:p text:style-name="P34">Los atributos de una clase suelen ser declarados como privados a la clase o, como mucho, protected </text:p>
      <text:p text:style-name="P34">(accesibles también por clases heredadas), pero no como public. En estos casos lo que se suele hacer es declarar esos atributos como privados o protegidos y crear métodos públicos que permitan acceder a esos atributos. Si se trata de un atributo cuyo contenido puede ser observado pero no modificado directamente, puede implementarse un método de “obtención” del atributo (en inglés se les suele llamar método de tipo get) y si el atributo puede ser modificado, puedes también implementar otro método para la modificación o “establecimiento” del valor del atributo (en inglés se le suele llamar método de tipo set). </text:p>
      <text:p text:style-name="P34"/>
      <text:p text:style-name="P34">Ocultación de métodos</text:p>
      <text:p text:style-name="P34"/>
      <text:p text:style-name="P34">Se trata de métodos que realizan operaciones intermedias o auxiliares y que son utilizados por los métodos que sí forman parte de la interfaz de la clase.</text:p>
      <text:p text:style-name="P34"/>
      <text:h text:style-name="Heading_20_2" text:outline-level="2">Utilización de métodos y atributos de una clase</text:h>
      <text:p text:style-name="P34"/>
      <text:p text:style-name="P80">Constructores</text:p>
      <text:p text:style-name="P80"/>
      <text:list xml:id="list1903979129800014216" text:style-name="L9">
        <text:list-item>
          <text:p text:style-name="P68">Declaración de un objeto</text:p>
        </text:list-item>
        <text:list-item>
          <text:p text:style-name="P68">Creación de un objeto (<text:span text:style-name="T7">instanciación </text:span>new)</text:p>
        </text:list-item>
      </text:list>
      <text:p text:style-name="P34"/>
      <text:p text:style-name="P82">nombreObjeto= new &lt;ConstructorClase&gt; ([listaParametros]);</text:p>
      <text:p text:style-name="P34"/>
      <text:p text:style-name="P34">El constructor de una clase (ConstructorClase) es un método especial que tiene toda clase y cuyo nombre coincide con el de la clase. Es quien se encarga de crear o construir el objeto, solicitando la reserva de memoria necesaria para los atributos e inicializándolos a algún valor si fuera necesario. </text:p>
      <text:p text:style-name="P34"/>
      <text:p text:style-name="P37">Cuando escribas el código de una clase no es necesario que implementes el método constructor si no quieres hacerlo. Java se encarga de dotar de un constructor por omisión (también conocido como constructor por defecto) a toda clase. Ese constructor por omisión se ocupará exclusivamente de las tareas de reserva de memoria. Si deseas que el constructor realice otras tareas adicionales, tendrás que escribirlo tú. El constructor por omisión no tiene parámetros <text:span text:style-name="T11">y está vacío. Se encarga de inicializar todos los atributos a sus valores por defecto (0 para los numéricos, null para las referencias, false para los boolean, etc.). </text:span></text:p>
      <text:p text:style-name="P35"/>
      <text:p text:style-name="P35">El constructor por defecto no se ve en el código de una clase. Lo incluirá el compilador de Java al </text:p>
      <text:p text:style-name="P35">compilar la clase si descubre que no se ha creado ningún método constructor para esa clase. </text:p>
      <text:p text:style-name="P35"/>
      <text:p text:style-name="P35">En el caso de los constructores, si éstos no tienen parámetros, pueden omitirse los paréntesis vacíos. </text:p>
      <text:p text:style-name="P35"><text:soft-page-break/></text:p>
      <text:p text:style-name="P35">Un objeto puede ser declarado e instanciado en la misma línea. Por ejemplo: </text:p>
      <text:p text:style-name="P35"/>
      <text:p text:style-name="P81">Punto p1= new Punto ();</text:p>
      <text:p text:style-name="P35"/>
      <text:p text:style-name="P35">Manipulación de un objeto: utilización de métodos y atributos. </text:p>
      <text:p text:style-name="P35"/>
      <text:p text:style-name="P35">Para acceder a un miembro de un objeto se utiliza el operador punto (.) del siguiente modo: </text:p>
      <text:p text:style-name="P35"/>
      <text:p text:style-name="P81">&lt;nombreObjeto&gt;.&lt;nombreMiembro&gt;</text:p>
      <text:p text:style-name="P35"/>
      <text:h text:style-name="Heading_20_3" text:outline-level="3">Constructores</text:h>
      <text:p text:style-name="P35"/>
      <text:p text:style-name="P35">Como ya has estudiado en unidades anteriores, en el ciclo de vida de un objeto se pueden distinguir </text:p>
      <text:p text:style-name="P35">las fases de: </text:p>
      <text:p text:style-name="P35"/>
      <text:p text:style-name="P35">- Construcción del objeto. </text:p>
      <text:p text:style-name="P35">- Manipulación y utilización del objeto accediendo a sus miembros. </text:p>
      <text:p text:style-name="P35">- Destrucción del objeto. </text:p>
      <text:p text:style-name="P35"/>
      <text:p text:style-name="P36"><text:span text:style-name="T8">D</text:span>urante la fase de construcción o instanciación de un objeto es cuando se reserva espacio en memoria para sus atributos y se inicializan algunos de ellos. Un constructor es un método especial con el mismo nombre de la clase, que se encarga de realizar este proceso <text:span text:style-name="T9">y no </text:span></text:p>
      <text:p text:style-name="P70">devuelve ningún valor tras su ejecución.</text:p>
      <text:p text:style-name="P36"><text:s/></text:p>
      <text:p text:style-name="P39">Los métodos constructores se encargan de llevar a cabo el proceso de creación o construcción de un objeto. <text:span text:style-name="T10">Cuando un objeto es declarado, en realidad aún no existe. Tan solo se trata de un nombre simbólico (una variable) que en el futuro hará referencia a una zona de memoria que contendrá la información que representa realmente a un objeto.</text:span></text:p>
      <text:p text:style-name="P38"/>
      <text:p text:style-name="P40">Una misma clase puede disponer de varios constructores. Los constructores soportan la sobrecarga.</text:p>
      <text:p text:style-name="P40"/>
      <text:p text:style-name="P40">Una vez que incluyas un constructor personalizado a una clase, el compilador ya no incluirá el constructor por defecto (sin parámetros) y por tanto si intentas usarlo se produciría un error de compilación. Si quieres que tu clase tenga también un constructor sin parámetros tendrás que escribir su código (ya no lo hará por ti el compilador) </text:p>
      <text:p text:style-name="P40"/>
      <text:p text:style-name="P41">En la definición de un constructor se indican: </text:p>
      <text:list xml:id="list7361416231094580933" text:style-name="L10">
        <text:list-item>
          <text:p text:style-name="P71">El tipo de acceso. </text:p>
        </text:list-item>
        <text:list-item>
          <text:p text:style-name="P71">El nombre de la clase (el nombre de un método constructor es siempre el nombre de la propia clase). </text:p>
        </text:list-item>
        <text:list-item>
          <text:p text:style-name="P71">La lista de parámetros que puede aceptar. </text:p>
        </text:list-item>
        <text:list-item>
          <text:p text:style-name="P71">Si lanza o no excepciones. </text:p>
        </text:list-item>
        <text:list-item>
          <text:p text:style-name="P71">El cuerpo del constructor (un bloque de código como el de cualquier método). </text:p>
        </text:list-item>
      </text:list>
      <text:p text:style-name="P41"/>
      <text:p text:style-name="P41">Como puedes observar, la estructura de los constructores es similar a la de cualquier método, con las excepciones de que no tiene tipo de dato devuelto (no devuelve ningún valor) y que el nombre del método constructor debe ser obligatoriamente el nombre de la clase. </text:p>
      <text:p text:style-name="P41"/>
      <text:p text:style-name="P89">public Punto (int x, int y) </text:p>
      <text:p text:style-name="P89">{ </text:p>
      <text:p text:style-name="P89"><text:soft-page-break/><text:s text:c="2"/>this.x= x; </text:p>
      <text:p text:style-name="P89"><text:s text:c="2"/>this.y= y; </text:p>
      <text:p text:style-name="P89"><text:s text:c="2"/>// Suponiendo que tengamos este atributo estático, lo incrementa. </text:p>
      <text:p text:style-name="P90"><text:s text:c="2"/>cantidadPuntos++;</text:p>
      <text:p text:style-name="P89">}</text:p>
      <text:p text:style-name="P41"/>
      <text:h text:style-name="Heading_20_3" text:outline-level="3">Constructores de copia</text:h>
      <text:p text:style-name="P42">Una forma de iniciar un objeto es mediante la copia de los valores de los atributos de otro objeto ya existente. <text:span text:style-name="T12">A este tipo de mecanismo se le suele llamar constructor copia o constructor de copia. </text:span></text:p>
      <text:p text:style-name="P42"/>
      <text:p text:style-name="P43">Un constructor copia es un método constructor como los que ya has utilizado pero con la </text:p>
      <text:p text:style-name="P43">particularidad de que recibe como parámetro una referencia al objeto cuyo contenido se desea copiar. Este método revisa cada uno de los atributos del objeto recibido como parámetro y se copian todos sus valores en los atributos del objeto que se está creando en ese momento en el método constructor. Un ejemplo de constructor copia para la clase Punto podría ser: </text:p>
      <text:p text:style-name="P43"/>
      <text:p text:style-name="P91">public Punto (Punto p) </text:p>
      <text:p text:style-name="P91">{ </text:p>
      <text:p text:style-name="P91">this.x= p.obtenerX(); </text:p>
      <text:p text:style-name="P91">this.y= p.obtenerY(); </text:p>
      <text:p text:style-name="P91">}</text:p>
      <text:p text:style-name="P43"/>
      <text:p text:style-name="P43">Un ejemplo de utilización de ese constructor podría ser: </text:p>
      <text:p text:style-name="P43"/>
      <text:p text:style-name="P91">Punto p1, p2; </text:p>
      <text:p text:style-name="P91">p1= new Punto (10, 7); </text:p>
      <text:p text:style-name="P91">p2= new Punto (p1);</text:p>
      <text:p text:style-name="P43"/>
      <text:h text:style-name="Heading_20_3" text:outline-level="3">Destrucción de objetos</text:h>
      <text:p text:style-name="P44">De la destrucción se encarga un proceso del entorno de ejecución conocido como recolector de basura (<text:span text:style-name="T18">garbage collector</text:span>).</text:p>
      <text:p text:style-name="P44"/>
      <text:p text:style-name="P44">Este proceso va buscando periódicamente objetos que ya no son referenciados (no hay ninguna variable que haga referencia a ellos) y los marca para ser eliminados. Posteriormente los irá eliminando de la memoria cuando lo considere oportuno (en función de la carga del sistema, </text:p>
      <text:p text:style-name="P44">los recursos disponibles, etc.).</text:p>
      <text:p text:style-name="P44"/>
      <text:p text:style-name="P44">En realidad en Java también es posible implementar el método destructor de una clase, se trata del método finalize(). Si ese método no existe, se ejecutará un destructor por defecto (el método finalize que contiene la clase Object, de la cual heredan todas las clases en Java) que liberará la memoria ocupada por el objeto.</text:p>
      <text:p text:style-name="P44"/>
      <text:p text:style-name="P44">Se recomienda por tanto que si un objeto utiliza determinados recursos de los cuales no tienes garantía que el entorno de ejecución los vaya a liberar (cerrar archivos, cerrar conexiones de red, cerrar conexiones con bases de datos, etc.), implementes explícitamente un método finalize en tus clases.</text:p>
      <text:p text:style-name="P44"/>
      <text:p text:style-name="P44">Si en un momento dado fuera necesario garantizar que el proceso de finalización (método finalize) </text:p>
      <text:p text:style-name="P44">sea invocado, puedes recurrir al método runFinalization () de la clase System para forzarlo: </text:p>
      <text:p text:style-name="P44"/>
      <text:p text:style-name="P92">System.runFinalization ();</text:p>
      <text:p text:style-name="P44"><text:soft-page-break/></text:p>
      <text:p text:style-name="P44">Este método se encarga de llamar a todos los métodos finalize de todos los objetos marcados por el </text:p>
      <text:p text:style-name="P44">recolector de basura para ser destruidos.</text:p>
      <text:p text:style-name="P44"/>
      <text:list xml:id="list3802676391965536471" text:style-name="L11">
        <text:list-item>
          <text:p text:style-name="P72">El nombre del método destructor debe ser finalize (). </text:p>
        </text:list-item>
        <text:list-item>
          <text:p text:style-name="P72">No puede recibir parámetros. </text:p>
        </text:list-item>
        <text:list-item>
          <text:p text:style-name="P72">Sólo puede haber un destructor en una clase. No es posible la sobrecarga dado que no tiene parámetros. </text:p>
        </text:list-item>
        <text:list-item>
          <text:p text:style-name="P72">No puede devolver ningún valor. Debe ser de tipo void.</text:p>
        </text:list-item>
      </text:list>
      <text:p text:style-name="P44"/>
      <text:h text:style-name="Heading_20_2" text:outline-level="2">Herencia</text:h>
      <text:p text:style-name="P45">La herencia es uno de los conceptos fundamentales que introduce la programación orientada a objetos. La idea fundamental es permitir crear nuevas clases aprovechando las características (atributos y métodos) de otras clases ya creadas evitando así tener que volver a definir esas características (reutilización).</text:p>
      <text:p text:style-name="P45"/>
      <text:p text:style-name="P46">A una clase que hereda de otra se le llama subclase o clase hija y aquella de la que se </text:p>
      <text:p text:style-name="P46">hereda es conocida como superclase o clase padre. También se puede hablar en general de clases descendientes o clases ascendientes. Al heredar, la subclase adquiere todas las características (atributos y métodos) de su superclase, aunque algunas de ellas pueden ser sobrescritas o modificadas dentro de la subclase (a eso se le suele llamar especialización). </text:p>
      <text:p text:style-name="P46"/>
      <text:p text:style-name="P93">class&lt;NombreClase&gt; extends &lt;nombreSuperClase&gt; { ... }</text:p>
      <text:p text:style-name="P46"/>
      <text:p text:style-name="P47">En el caso de Java, cualquier clase con la que trabajes tendrá un ascendiente <text:span text:style-name="T13">(de manera explícita o implícita)</text:span>. Si en la declaración de clase no indicas la clase de la que se hereda (no se incluye un extends), el compilador considerará automáticamente que se hereda de la clase Object, que es la clase que se encuentra en el nivel superior de toda la jerarquía de clases en Java (y que es la única que no hereda de nadie).</text:p>
      <text:p text:style-name="P46"/>
      <text:h text:style-name="Heading_20_2" text:outline-level="2">Paquetes</text:h>
      <text:p text:style-name="P48">Es posible que conforme vaya aumentando la complejidad de tus aplicaciones necesites que algunas de tus clases puedan tener acceso a parte de la implementación de otras debido a las relaciones que se establezcan entre ellas a la hora de diseñar tu modelo de datos. En estos casos se puede hablar de un nivel superior de encapsulamiento y ocultación conocido como empaquetado.</text:p>
      <text:p text:style-name="P48"/>
      <text:p text:style-name="P49">Un paquete consiste en un conjunto de clases relacionadas entre sí y agrupadas bajo un mismo nombre. Normalmente se encuentran en un mismo paquete todas aquellas clases que forman una biblioteca o que reúnen algún tipo de característica en común. Esto la organización de las clases para luego localizar fácilmente aquellas que vayas necesitando. </text:p>
      <text:p text:style-name="P49"/>
      <text:list xml:id="list5320849626330680828" text:style-name="L12">
        <text:list-item>
          <text:p text:style-name="P74">Las clases serían como los archivos. </text:p>
        </text:list-item>
        <text:list-item>
          <text:p text:style-name="P74">Cada paquete sería como una carpeta que contiene archivos (clases). </text:p>
        </text:list-item>
        <text:list-item>
          <text:p text:style-name="P74">Cada paquete puede además contener otros paquetes (como las carpetas que contienen carpetas). </text:p>
        </text:list-item>
        <text:list-item>
          <text:p text:style-name="P74">Para poder hacer referencia a una clase dentro de una estructura de paquetes, habrá que indicar la trayectoria completa desde el paquete raíz de la jerarquía hasta el paquete en el que se encuentra la clase, indicando por último el nombre de la clase (como el path absoluto de un archivo).</text:p>
        </text:list-item>
      </text:list>
      <text:p text:style-name="P51"><text:soft-page-break/></text:p>
      <text:p text:style-name="P94">import paquete_raiz.subpaquete1.subpaquete2. ... .subpaquete_n.NombreClase;</text:p>
      <text:p text:style-name="P50"/>
      <text:p text:style-name="P51">Podemos usar asterisco para indicar todas las clases de un paquete: Ej. <text:span text:style-name="T16">import java.lang.*;</text:span></text:p>
      <text:p text:style-name="P51"/>
      <text:p text:style-name="P52">Si un paquete contiene subpaquetes, el comodín no importará las clases de los subpaquetes, tan solo las que haya en el paquete.</text:p>
      <text:p text:style-name="P52"/>
      <text:p text:style-name="P52">En el caso del paquete java.lang, no es necesario realizar importación. El compilador, dada la importancia de este paquete, permite el uso de sus clases sin necesidad de indicar su trayectoria.</text:p>
      <text:p text:style-name="P52"/>
      <text:p text:style-name="P53">Al principio de cada archivo .java se puede indicar a qué paquete pertenece mediante la </text:p>
      <text:p text:style-name="P53">palabrareservada package seguida del nombre del paquete: </text:p>
      <text:p text:style-name="P53"/>
      <text:p text:style-name="P95">package nombre_paquete;</text:p>
      <text:p text:style-name="P53"/>
      <text:p text:style-name="P53">La sentencia package debe ser incluida en cada archivo fuente de cada clase que quieras incluir ese paquete. Si en un archivo fuente hay definidas más de una clase, todas esas clases formarán parte del paquete indicado en la sentencia package. </text:p>
      <text:p text:style-name="P53"/>
      <text:p text:style-name="P53">Si al comienzo de un archivo Java no se incluyen ninguna sentencia package, el compilador considerará que las clases de ese archivo formarán parte del paquete por omisión (un paquete sin nombre asociado al proyecto).</text:p>
      <text:p text:style-name="P53"/>
      <text:p text:style-name="P54">Para evitar la ambigüedad, dentro de un mismo paquete no puede haber dos clases con el mismo nombre,aunque sí pueden existir clases con el mismo nombre si están en paquetes diferentes. El compilador será capaz de distinguir una clase de otra gracias a que pertenecen a paquetes distintos.</text:p>
      <text:p text:style-name="P54"/>
      <text:p text:style-name="P55">Como ya has visto en unidades anteriores, el nombre de un archivo fuente en Java se construye utilizando el nombre de la clase pública que contiene junto con la extensión .java, pudiendo haber únicamente una clase pública por cada archivo fuente. El nombre de la clase debía coincidir (en mayúsculas y minúsculas) exactamente con el nombre del archivo en el que se encontraba definida.</text:p>
      <text:p text:style-name="P55"/>
      <text:p text:style-name="P75">ClassPath Se trata de una variable de entorno que contiene todas las rutas en las que comienzan las estructuras de directorios (distintas jerarquías posibles de paquetes) en las que están contenidas las clases.</text:p>
      <text:p text:style-name="P55"/>
      <text:p text:style-name="P56">Proceso de creación de un paquete </text:p>
      <text:p text:style-name="P56"/>
      <text:list xml:id="list3691495340299718852" text:style-name="L13">
        <text:list-item>
          <text:p text:style-name="P76">Poner un nombre al paquete. Suele ser habitual utilizar el dominio de Internet de la empresa que ha creado el paquete. Por ejemplo, para el caso de miempresa.com, podría utilizarse un nombre de paquete com.miempresa. </text:p>
        </text:list-item>
        <text:list-item>
          <text:p text:style-name="P76">Crear una estructura jerárquica de carpetas equivalente a la estructura de subpaquetes. La ruta de la raíz de esa estructura jerárquica deberá estar especificada en el ClassPath de Java. </text:p>
        </text:list-item>
        <text:list-item>
          <text:p text:style-name="P76">Especificar a qué paquete pertenecen la clase (o clases) de el archivo .java mediante el uso de la sentencia package tal y como has visto en el apartado anterio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guerra </meta:initial-creator>
    <meta:creation-date>2014-07-01T23:03:27.766057634</meta:creation-date>
    <meta:generator>LibreOffice/4.2.4.2$Linux_X86_64 LibreOffice_project/420m0$Build-2</meta:generator>
    <dc:date>2014-08-17T02:07:28.263812138</dc:date>
    <dc:creator>javguerra </dc:creator>
    <meta:editing-duration>PT6H53M27S</meta:editing-duration>
    <meta:editing-cycles>90</meta:editing-cycles>
    <meta:document-statistic meta:table-count="2" meta:image-count="0" meta:object-count="0" meta:page-count="12" meta:paragraph-count="301" meta:word-count="5108" meta:character-count="31281" meta:non-whitespace-character-count="26337"/>
  </office:meta>
</office:document-meta>
</file>